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26cm"/>
    </style:style>
    <style:style style:name="co2" style:family="table-column">
      <style:table-column-properties fo:break-before="auto" style:column-width="2.1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58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2.963cm"/>
    </style:style>
    <style:style style:name="co7" style:family="table-column">
      <style:table-column-properties fo:break-before="auto" style:column-width="3.565cm"/>
    </style:style>
    <style:style style:name="co8" style:family="table-column">
      <style:table-column-properties fo:break-before="auto" style:column-width="3.387cm"/>
    </style:style>
    <style:style style:name="co9" style:family="table-column">
      <style:table-column-properties fo:break-before="auto" style:column-width="3.173cm"/>
    </style:style>
    <style:style style:name="co10" style:family="table-column">
      <style:table-column-properties fo:break-before="auto" style:column-width="3.493cm"/>
    </style:style>
    <style:style style:name="co11" style:family="table-column">
      <style:table-column-properties fo:break-before="auto" style:column-width="3.104cm"/>
    </style:style>
    <style:style style:name="co12" style:family="table-column">
      <style:table-column-properties fo:break-before="auto" style:column-width="2.716cm"/>
    </style:style>
    <style:style style:name="co13" style:family="table-column">
      <style:table-column-properties fo:break-before="auto" style:column-width="2.505cm"/>
    </style:style>
    <style:style style:name="co14" style:family="table-column">
      <style:table-column-properties fo:break-before="auto" style:column-width="2.822cm"/>
    </style:style>
    <style:style style:name="co15" style:family="table-column">
      <style:table-column-properties fo:break-before="auto" style:column-width="3.032cm"/>
    </style:style>
    <style:style style:name="co16" style:family="table-column">
      <style:table-column-properties fo:break-before="auto" style:column-width="3.14cm"/>
    </style:style>
    <style:style style:name="co17" style:family="table-column">
      <style:table-column-properties fo:break-before="auto" style:column-width="3.246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926cm" fo:break-before="auto" style:use-optimal-row-height="true"/>
    </style:style>
    <style:style style:name="ro4" style:family="table-row">
      <style:table-row-properties style:row-height="0.609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Incolor">
      <style:table-properties table:display="true" style:writing-mode="lr-tb" table:tab-color="#1f497d"/>
    </style:style>
    <style:style style:name="ta2" style:family="table" style:master-page-name="PageStyle_5f_VerdeFumê">
      <style:table-properties table:display="true" style:writing-mode="lr-tb" table:tab-color="#9bbb59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/>
    <style:style style:name="ce2" style:family="table-cell" style:parent-style-name="Excel_20_Built-in_20_Outpu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Excel_20_Built-in_20_Output" style:data-style-name="N13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5" style:family="table-cell" style:parent-style-name="Excel_20_Built-in_20_Output" style:data-style-name="N13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6" style:family="table-cell" style:parent-style-name="Excel_20_Built-in_20_Output" style:data-style-name="N13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7" style:family="table-cell" style:parent-style-name="Excel_20_Built-in_20_Output" style:data-style-name="N13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Outpu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Outpu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Output" style:data-style-name="N1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Output">
      <style:table-cell-properties style:cell-protect="protected" style:print-content="true" style:diagonal-bl-tr="none" style:diagonal-tl-br="none" style:text-align-source="fix" style:repeat-content="false" fo:wrap-option="no-wrap" fo:border="0.74pt solid #3f3f3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f3f3f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2" style:family="table-cell" style:parent-style-name="Excel_20_Built-in_20_Calculation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color" table:style-name="ta1" table:print-ranges="Incolor.A1:Incolor.N26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2" table:number-columns-repeated="2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6" table:default-cell-style-name="ce3"/>
        <table:table-column table:style-name="co9" table:default-cell-style-name="ce3"/>
        <table:table-column table:style-name="co10" table:default-cell-style-name="ce3"/>
        <table:table-column table:style-name="co5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2" table:number-columns-repeated="1007" table:default-cell-style-name="Default"/>
        <table:table-row table:style-name="ro1">
          <table:table-cell table:style-name="ce2" office:value-type="string" calcext:value-type="string">
            <text:p>60x6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4"/>
          <table:table-cell table:style-name="ce5"/>
          <table:table-cell table:style-name="ce6" table:number-columns-repeated="6"/>
          <table:table-cell table:style-name="ce5" table:number-columns-repeated="2"/>
          <table:table-cell table:style-name="ce7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80x8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4"/>
          <table:table-cell table:style-name="ce5"/>
          <table:table-cell table:style-name="ce6" table:number-columns-repeated="6"/>
          <table:table-cell table:style-name="ce5" table:number-columns-repeated="2"/>
          <table:table-cell table:style-name="ce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80x1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5" calcext:value-type="float">
            <text:p>55</text:p>
          </table:table-cell>
          <table:table-cell table:style-name="ce4"/>
          <table:table-cell table:style-name="ce5"/>
          <table:table-cell table:style-name="ce6" table:number-columns-repeated="6"/>
          <table:table-cell table:style-name="ce5" table:number-columns-repeated="2"/>
          <table:table-cell table:style-name="ce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80x1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5" calcext:value-type="float">
            <text:p>65</text:p>
          </table:table-cell>
          <table:table-cell table:style-name="ce4"/>
          <table:table-cell table:style-name="ce5"/>
          <table:table-cell table:style-name="ce6" table:number-columns-repeated="6"/>
          <table:table-cell table:style-name="ce5" table:number-columns-repeated="2"/>
          <table:table-cell table:style-name="ce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100x6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4"/>
          <table:table-cell table:style-name="ce5"/>
          <table:table-cell table:style-name="ce6" table:number-columns-repeated="6"/>
          <table:table-cell table:style-name="ce5" table:number-columns-repeated="2"/>
          <table:table-cell table:style-name="ce9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100x7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0" calcext:value-type="float">
            <text:p>40</text:p>
          </table:table-cell>
          <table:table-cell table:style-name="ce4"/>
          <table:table-cell table:style-name="ce5"/>
          <table:table-cell table:style-name="ce6" table:number-columns-repeated="6"/>
          <table:table-cell table:style-name="ce5" table:number-columns-repeated="2"/>
          <table:table-cell table:style-name="ce8" table:number-columns-repeated="2"/>
          <table:table-cell table:number-columns-repeated="1007"/>
        </table:table-row>
        <table:table-row table:style-name="ro1">
          <table:table-cell table:style-name="ce2" office:value-type="string" calcext:value-type="string">
            <text:p>100x8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4"/>
          <table:table-cell table:style-name="ce5"/>
          <table:table-cell table:style-name="ce6" table:number-columns-repeated="6"/>
          <table:table-cell table:style-name="ce5" table:number-columns-repeated="2"/>
          <table:table-cell table:style-name="ce9"/>
          <table:table-cell table:style-name="ce10"/>
          <table:table-cell table:number-columns-repeated="1007"/>
        </table:table-row>
        <table:table-row table:style-name="ro1">
          <table:table-cell table:style-name="ce2" office:value-type="string" calcext:value-type="string">
            <text:p>100x9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0" calcext:value-type="float">
            <text:p>50</text:p>
          </table:table-cell>
          <table:table-cell table:style-name="ce4"/>
          <table:table-cell table:style-name="ce5"/>
          <table:table-cell table:style-name="ce6" table:number-columns-repeated="6"/>
          <table:table-cell table:style-name="ce5" table:number-columns-repeated="2"/>
          <table:table-cell table:style-name="ce9"/>
          <table:table-cell table:number-columns-repeated="1008"/>
        </table:table-row>
        <table:table-row table:style-name="ro1">
          <table:table-cell table:style-name="ce2" office:value-type="string" calcext:value-type="string">
            <text:p>100x1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5" calcext:value-type="float">
            <text:p>55</text:p>
          </table:table-cell>
          <table:table-cell table:style-name="ce4"/>
          <table:table-cell table:style-name="ce5"/>
          <table:table-cell table:style-name="ce6" table:number-columns-repeated="6"/>
          <table:table-cell table:style-name="ce5" table:number-columns-repeated="2"/>
          <table:table-cell table:style-name="ce7"/>
          <table:table-cell table:number-columns-repeated="1008"/>
        </table:table-row>
        <table:table-row table:style-name="ro1">
          <table:table-cell table:style-name="ce2" office:value-type="string" calcext:value-type="string">
            <text:p>100x1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60" calcext:value-type="float">
            <text:p>60</text:p>
          </table:table-cell>
          <table:table-cell table:style-name="ce4"/>
          <table:table-cell table:style-name="ce5"/>
          <table:table-cell table:style-name="ce6" table:number-columns-repeated="6"/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100x1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5" calcext:value-type="float">
            <text:p>65</text:p>
          </table:table-cell>
          <table:table-cell table:style-name="ce4"/>
          <table:table-cell table:style-name="ce5"/>
          <table:table-cell table:style-name="ce6" table:number-columns-repeated="6"/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100x1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70" calcext:value-type="float">
            <text:p>70</text:p>
          </table:table-cell>
          <table:table-cell table:style-name="ce4"/>
          <table:table-cell table:style-name="ce5"/>
          <table:table-cell table:style-name="ce6" table:number-columns-repeated="6"/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100x1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5" calcext:value-type="float">
            <text:p>75</text:p>
          </table:table-cell>
          <table:table-cell table:style-name="ce4"/>
          <table:table-cell table:style-name="ce5"/>
          <table:table-cell table:style-name="ce6" table:number-columns-repeated="6"/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100x15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0" calcext:value-type="float">
            <text:p>80</text:p>
          </table:table-cell>
          <table:table-cell table:style-name="ce4"/>
          <table:table-cell table:style-name="ce5"/>
          <table:table-cell table:style-name="ce6" table:number-columns-repeated="6"/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100x16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5" calcext:value-type="float">
            <text:p>85</text:p>
          </table:table-cell>
          <table:table-cell table:style-name="ce4"/>
          <table:table-cell table:style-name="ce5"/>
          <table:table-cell table:style-name="ce6" table:number-columns-repeated="6"/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120x1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5" calcext:value-type="float">
            <text:p>55</text:p>
          </table:table-cell>
          <table:table-cell table:style-name="ce4"/>
          <table:table-cell table:style-name="ce5"/>
          <table:table-cell table:style-name="ce6" table:number-columns-repeated="6"/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120x1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60" calcext:value-type="float">
            <text:p>60</text:p>
          </table:table-cell>
          <table:table-cell table:style-name="ce4"/>
          <table:table-cell table:style-name="ce5"/>
          <table:table-cell table:style-name="ce6" table:number-columns-repeated="6"/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120x1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5" calcext:value-type="float">
            <text:p>65</text:p>
          </table:table-cell>
          <table:table-cell table:style-name="ce4"/>
          <table:table-cell table:style-name="ce5"/>
          <table:table-cell table:style-name="ce6" table:number-columns-repeated="6"/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120x1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70" calcext:value-type="float">
            <text:p>70</text:p>
          </table:table-cell>
          <table:table-cell table:style-name="ce4"/>
          <table:table-cell table:style-name="ce5"/>
          <table:table-cell table:style-name="ce6" table:number-columns-repeated="6"/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120x1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5" calcext:value-type="float">
            <text:p>75</text:p>
          </table:table-cell>
          <table:table-cell table:style-name="ce4"/>
          <table:table-cell table:style-name="ce5"/>
          <table:table-cell table:style-name="ce6" table:number-columns-repeated="6"/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120x15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0" calcext:value-type="float">
            <text:p>80</text:p>
          </table:table-cell>
          <table:table-cell table:style-name="ce4"/>
          <table:table-cell table:style-name="ce5"/>
          <table:table-cell table:style-name="ce6" table:number-columns-repeated="6"/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120x16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5" calcext:value-type="float">
            <text:p>85</text:p>
          </table:table-cell>
          <table:table-cell table:style-name="ce4"/>
          <table:table-cell table:style-name="ce5"/>
          <table:table-cell table:style-name="ce6" table:number-columns-repeated="6"/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150x1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5" calcext:value-type="float">
            <text:p>65</text:p>
          </table:table-cell>
          <table:table-cell table:style-name="ce4"/>
          <table:table-cell table:style-name="ce5"/>
          <table:table-cell table:style-name="ce6" table:number-columns-repeated="6"/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150x1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70" calcext:value-type="float">
            <text:p>70</text:p>
          </table:table-cell>
          <table:table-cell table:style-name="ce4"/>
          <table:table-cell table:style-name="ce5"/>
          <table:table-cell table:style-name="ce6" table:number-columns-repeated="6"/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150x1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5" calcext:value-type="float">
            <text:p>75</text:p>
          </table:table-cell>
          <table:table-cell table:style-name="ce4"/>
          <table:table-cell table:style-name="ce5"/>
          <table:table-cell table:style-name="ce6" table:number-columns-repeated="6"/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150x15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0" calcext:value-type="float">
            <text:p>80</text:p>
          </table:table-cell>
          <table:table-cell table:style-name="ce4"/>
          <table:table-cell table:style-name="ce5"/>
          <table:table-cell table:style-name="ce6" table:number-columns-repeated="6"/>
          <table:table-cell table:style-name="ce5" table:number-columns-repeated="2"/>
          <table:table-cell table:number-columns-repeated="100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Incolor.$A$1" table:cell-range-address="$Incolor.$A$1:.$N$26" table:range-usable-as="print-range"/>
        </table:named-expressions>
      </table:table>
      <table:table table:name="VerdeFumê" table:style-name="ta2">
        <table:table-column table:style-name="co13" table:default-cell-style-name="ce3"/>
        <table:table-column table:style-name="co2" table:number-columns-repeated="5" table:default-cell-style-name="Default"/>
        <table:table-column table:style-name="co4" table:default-cell-style-name="ce3"/>
        <table:table-column table:style-name="co14" table:default-cell-style-name="ce3"/>
        <table:table-column table:style-name="co6" table:default-cell-style-name="ce3"/>
        <table:table-column table:style-name="co4" table:default-cell-style-name="ce3"/>
        <table:table-column table:style-name="co15" table:default-cell-style-name="ce3"/>
        <table:table-column table:style-name="co5" table:default-cell-style-name="ce3"/>
        <table:table-column table:style-name="co12" table:default-cell-style-name="ce3"/>
        <table:table-column table:style-name="co16" table:default-cell-style-name="ce3"/>
        <table:table-column table:style-name="co14" table:default-cell-style-name="ce3"/>
        <table:table-column table:style-name="co17" table:default-cell-style-name="ce3"/>
        <table:table-column table:style-name="co2" table:number-columns-repeated="1008" table:default-cell-style-name="Default"/>
        <table:table-row table:style-name="ro3">
          <table:table-cell table:style-name="ce11" office:value-type="string" calcext:value-type="string" table:number-columns-spanned="14" table:number-rows-spanned="1">
            <text:p>TABELA JANELA BLINDEX 2 FOLHAS VERDE/FUMÊ</text:p>
          </table:table-cell>
          <table:covered-table-cell table:number-columns-repeated="13" table:style-name="ce11"/>
          <table:table-cell table:number-columns-repeated="1010"/>
        </table:table-row>
        <table:table-row table:style-name="ro4">
          <table:table-cell table:style-name="ce2" office:value-type="string" calcext:value-type="string">
            <text:p>Medida</text:p>
          </table:table-cell>
          <table:table-cell table:style-name="ce2" office:value-type="string" calcext:value-type="string">
            <text:p>Folhas</text:p>
          </table:table-cell>
          <table:table-cell table:style-name="ce2" office:value-type="string" calcext:value-type="string">
            <text:p>Altura</text:p>
          </table:table-cell>
          <table:table-cell table:style-name="ce2" office:value-type="string" calcext:value-type="string">
            <text:p>Fixo</text:p>
          </table:table-cell>
          <table:table-cell table:style-name="ce2" office:value-type="string" calcext:value-type="string">
            <text:p>Porta</text:p>
          </table:table-cell>
          <table:table-cell table:style-name="ce2" office:value-type="string" calcext:value-type="string">
            <text:p>M²</text:p>
          </table:table-cell>
          <table:table-cell table:style-name="ce2" office:value-type="string" calcext:value-type="string">
            <text:p>Kit</text:p>
          </table:table-cell>
          <table:table-cell table:style-name="ce2" office:value-type="string" calcext:value-type="string">
            <text:p>Custo</text:p>
          </table:table-cell>
          <table:table-cell table:style-name="ce2" office:value-type="string" calcext:value-type="string">
            <text:p>À Vista Din</text:p>
          </table:table-cell>
          <table:table-cell table:style-name="ce2" office:value-type="string" calcext:value-type="string">
            <text:p>À Vista C</text:p>
          </table:table-cell>
          <table:table-cell table:style-name="ce6" office:value-type="string" calcext:value-type="string">
            <text:p>Parc 4x</text:p>
          </table:table-cell>
          <table:table-cell table:style-name="ce2" office:value-type="string" calcext:value-type="string">
            <text:p>Parc 6x</text:p>
          </table:table-cell>
          <table:table-cell table:style-name="ce2" office:value-type="string" calcext:value-type="string">
            <text:p>Parc 10x</text:p>
          </table:table-cell>
          <table:table-cell table:style-name="ce2" office:value-type="string" calcext:value-type="string">
            <text:p>Parc 12x</text:p>
          </table:table-cell>
          <table:table-cell table:style-name="ce2" office:value-type="string" calcext:value-type="string">
            <text:p>Lucro</text:p>
          </table:table-cell>
          <table:table-cell table:style-name="ce12" office:value-type="string" calcext:value-type="string">
            <text:p>Custo M²</text:p>
          </table:table-cell>
          <table:table-cell table:style-name="ce12" office:value-type="string" calcext:value-type="string">
            <text:p>M.D.O</text:p>
          </table:table-cell>
          <table:table-cell table:number-columns-repeated="1007"/>
        </table:table-row>
        <table:table-row table:style-name="ro4">
          <table:table-cell table:style-name="ce2" office:value-type="string" calcext:value-type="string">
            <text:p>60x6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4" table:formula="of:=([.D3]+[.E3])*[.C3]/10000" office:value-type="float" office:value="0.39" calcext:value-type="float">
            <text:p>0,4</text:p>
          </table:table-cell>
          <table:table-cell table:style-name="ce5" office:value-type="float" office:value="50" calcext:value-type="float">
            <text:p>R$ 50,00</text:p>
          </table:table-cell>
          <table:table-cell table:style-name="ce6" table:formula="of:=([.F3]*[.$P$11])+[.$Q$3]+[.G3]" office:value-type="float" office:value="158.75" calcext:value-type="float">
            <text:p>R$158,75</text:p>
          </table:table-cell>
          <table:table-cell table:style-name="ce6" table:formula="of:=[.H3]+[.H3]*[.$Q$9]" office:value-type="float" office:value="238.125" calcext:value-type="float">
            <text:p>R$238,13</text:p>
          </table:table-cell>
          <table:table-cell table:style-name="ce6" table:formula="of:=([.I3]/(1-[.$P$5]))" office:value-type="float" office:value="250.499684409846" calcext:value-type="float">
            <text:p>R$250,50</text:p>
          </table:table-cell>
          <table:table-cell table:style-name="ce6" table:formula="of:=([.I3]/(1-[.$Q$5]))" office:value-type="float" office:value="257.794738551478" calcext:value-type="float">
            <text:p>R$257,79</text:p>
          </table:table-cell>
          <table:table-cell table:style-name="ce6" table:formula="of:=([.I3]/(1-[.$P$7]))" office:value-type="float" office:value="262.338878484081" calcext:value-type="float">
            <text:p>R$262,34</text:p>
          </table:table-cell>
          <table:table-cell table:style-name="ce6" table:formula="of:=([.I3]/(1-[.$Q$7]))" office:value-type="float" office:value="272.391901166781" calcext:value-type="float">
            <text:p>R$272,39</text:p>
          </table:table-cell>
          <table:table-cell table:style-name="ce5" table:formula="of:=([.I3]/(1-[.$P$9]))" office:value-type="float" office:value="277.599673583586" calcext:value-type="float">
            <text:p>R$ 277,60</text:p>
          </table:table-cell>
          <table:table-cell table:style-name="ce5" table:formula="of:=[.I3]-[.H3]" office:value-type="float" office:value="79.375" calcext:value-type="float">
            <text:p>R$ 79,38</text:p>
          </table:table-cell>
          <table:table-cell table:style-name="ce7" table:formula="of:=['file:///home/toledo/PycharmProjects/xlsxReader/tables/Fornecedores.xlsx'#$Planilha.$H$18]" office:value-type="float" office:value="105" calcext:value-type="float">
            <text:p>R$ 105,00</text:p>
          </table:table-cell>
          <table:table-cell table:style-name="ce7" office:value-type="float" office:value="60" calcext:value-type="float">
            <text:p>R$ 60,00</text:p>
          </table:table-cell>
          <table:table-cell table:number-columns-repeated="1007"/>
        </table:table-row>
        <table:table-row table:style-name="ro4">
          <table:table-cell table:style-name="ce2" office:value-type="string" calcext:value-type="string">
            <text:p>80x8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4" table:formula="of:=([.D4]+[.E4])*[.C4]/10000" office:value-type="float" office:value="0.68" calcext:value-type="float">
            <text:p>0,7</text:p>
          </table:table-cell>
          <table:table-cell table:style-name="ce5" office:value-type="float" office:value="50" calcext:value-type="float">
            <text:p>R$ 50,00</text:p>
          </table:table-cell>
          <table:table-cell table:style-name="ce6" table:formula="of:=([.F4]*[.$P$11])+[.$Q$3]+[.G4]" office:value-type="float" office:value="195" calcext:value-type="float">
            <text:p>R$195,00</text:p>
          </table:table-cell>
          <table:table-cell table:style-name="ce6" table:formula="of:=[.H4]+[.H4]*[.$Q$9]" office:value-type="float" office:value="292.5" calcext:value-type="float">
            <text:p>R$292,50</text:p>
          </table:table-cell>
          <table:table-cell table:style-name="ce6" table:formula="of:=([.I4]/(1-[.$P$5]))" office:value-type="float" office:value="307.700399747528" calcext:value-type="float">
            <text:p>R$307,70</text:p>
          </table:table-cell>
          <table:table-cell table:style-name="ce6" table:formula="of:=([.I4]/(1-[.$Q$5]))" office:value-type="float" office:value="316.661253653784" calcext:value-type="float">
            <text:p>R$316,66</text:p>
          </table:table-cell>
          <table:table-cell table:style-name="ce6" table:formula="of:=([.I4]/(1-[.$P$7]))" office:value-type="float" office:value="322.243031838713" calcext:value-type="float">
            <text:p>R$322,24</text:p>
          </table:table-cell>
          <table:table-cell table:style-name="ce6" table:formula="of:=([.I4]/(1-[.$Q$7]))" office:value-type="float" office:value="334.591626630062" calcext:value-type="float">
            <text:p>R$334,59</text:p>
          </table:table-cell>
          <table:table-cell table:style-name="ce5" table:formula="of:=([.I4]/(1-[.$P$9]))" office:value-type="float" office:value="340.988575425507" calcext:value-type="float">
            <text:p>R$ 340,99</text:p>
          </table:table-cell>
          <table:table-cell table:style-name="ce5" table:formula="of:=[.I4]-[.H4]" office:value-type="float" office:value="97.5" calcext:value-type="float">
            <text:p>R$ 97,50</text:p>
          </table:table-cell>
          <table:table-cell table:style-name="ce8" office:value-type="string" calcext:value-type="string">
            <text:p>Tx 1x</text:p>
          </table:table-cell>
          <table:table-cell table:style-name="ce8" office:value-type="string" calcext:value-type="string">
            <text:p>Tx 4x</text:p>
          </table:table-cell>
          <table:table-cell table:number-columns-repeated="1007"/>
        </table:table-row>
        <table:table-row table:style-name="ro4">
          <table:table-cell table:style-name="ce2" office:value-type="string" calcext:value-type="string">
            <text:p>80x1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5" calcext:value-type="float">
            <text:p>55</text:p>
          </table:table-cell>
          <table:table-cell table:style-name="ce4" table:formula="of:=([.D5]+[.E5])*[.C5]/10000" office:value-type="float" office:value="0.84" calcext:value-type="float">
            <text:p>0,8</text:p>
          </table:table-cell>
          <table:table-cell table:style-name="ce5" office:value-type="float" office:value="50" calcext:value-type="float">
            <text:p>R$ 50,00</text:p>
          </table:table-cell>
          <table:table-cell table:style-name="ce6" table:formula="of:=([.F5]*[.$P$11])+[.$Q$3]+[.G5]" office:value-type="float" office:value="215" calcext:value-type="float">
            <text:p>R$215,00</text:p>
          </table:table-cell>
          <table:table-cell table:style-name="ce6" table:formula="of:=[.H5]+[.H5]*[.$Q$9]" office:value-type="float" office:value="322.5" calcext:value-type="float">
            <text:p>R$322,50</text:p>
          </table:table-cell>
          <table:table-cell table:style-name="ce6" table:formula="of:=([.I5]/(1-[.$P$5]))" office:value-type="float" office:value="339.259415106249" calcext:value-type="float">
            <text:p>R$339,26</text:p>
          </table:table-cell>
          <table:table-cell table:style-name="ce6" table:formula="of:=([.I5]/(1-[.$Q$5]))" office:value-type="float" office:value="349.139330951608" calcext:value-type="float">
            <text:p>R$349,14</text:p>
          </table:table-cell>
          <table:table-cell table:style-name="ce6" table:formula="of:=([.I5]/(1-[.$P$7]))" office:value-type="float" office:value="355.293599206786" calcext:value-type="float">
            <text:p>R$355,29</text:p>
          </table:table-cell>
          <table:table-cell table:style-name="ce6" table:formula="of:=([.I5]/(1-[.$Q$7]))" office:value-type="float" office:value="368.908716540837" calcext:value-type="float">
            <text:p>R$368,91</text:p>
          </table:table-cell>
          <table:table-cell table:style-name="ce5" table:formula="of:=([.I5]/(1-[.$P$9]))" office:value-type="float" office:value="375.961762648636" calcext:value-type="float">
            <text:p>R$ 375,96</text:p>
          </table:table-cell>
          <table:table-cell table:style-name="ce5" table:formula="of:=[.I5]-[.H5]" office:value-type="float" office:value="107.5" calcext:value-type="float">
            <text:p>R$ 107,50</text:p>
          </table:table-cell>
          <table:table-cell table:style-name="ce9" office:value-type="percentage" office:value="0.0494" calcext:value-type="percentage">
            <text:p>4,94%</text:p>
          </table:table-cell>
          <table:table-cell table:style-name="ce9" office:value-type="percentage" office:value="0.0763" calcext:value-type="percentage">
            <text:p>7,63%</text:p>
          </table:table-cell>
          <table:table-cell table:number-columns-repeated="1007"/>
        </table:table-row>
        <table:table-row table:style-name="ro4">
          <table:table-cell table:style-name="ce2" office:value-type="string" calcext:value-type="string">
            <text:p>80x1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5" calcext:value-type="float">
            <text:p>65</text:p>
          </table:table-cell>
          <table:table-cell table:style-name="ce4" table:formula="of:=([.D6]+[.E6])*[.C6]/10000" office:value-type="float" office:value="1" calcext:value-type="float">
            <text:p>1,0</text:p>
          </table:table-cell>
          <table:table-cell table:style-name="ce5" office:value-type="float" office:value="50" calcext:value-type="float">
            <text:p>R$ 50,00</text:p>
          </table:table-cell>
          <table:table-cell table:style-name="ce6" table:formula="of:=([.F6]*[.$P$11])+[.$Q$3]+[.G6]" office:value-type="float" office:value="235" calcext:value-type="float">
            <text:p>R$235,00</text:p>
          </table:table-cell>
          <table:table-cell table:style-name="ce6" table:formula="of:=[.H6]+[.H6]*[.$Q$9]" office:value-type="float" office:value="352.5" calcext:value-type="float">
            <text:p>R$352,50</text:p>
          </table:table-cell>
          <table:table-cell table:style-name="ce6" table:formula="of:=([.I6]/(1-[.$P$5]))" office:value-type="float" office:value="370.818430464969" calcext:value-type="float">
            <text:p>R$370,82</text:p>
          </table:table-cell>
          <table:table-cell table:style-name="ce6" table:formula="of:=([.I6]/(1-[.$Q$5]))" office:value-type="float" office:value="381.617408249432" calcext:value-type="float">
            <text:p>R$381,62</text:p>
          </table:table-cell>
          <table:table-cell table:style-name="ce6" table:formula="of:=([.I6]/(1-[.$P$7]))" office:value-type="float" office:value="388.34416657486" calcext:value-type="float">
            <text:p>R$388,34</text:p>
          </table:table-cell>
          <table:table-cell table:style-name="ce6" table:formula="of:=([.I6]/(1-[.$Q$7]))" office:value-type="float" office:value="403.225806451613" calcext:value-type="float">
            <text:p>R$403,23</text:p>
          </table:table-cell>
          <table:table-cell table:style-name="ce5" table:formula="of:=([.I6]/(1-[.$P$9]))" office:value-type="float" office:value="410.934949871765" calcext:value-type="float">
            <text:p>R$ 410,93</text:p>
          </table:table-cell>
          <table:table-cell table:style-name="ce5" table:formula="of:=[.I6]-[.H6]" office:value-type="float" office:value="117.5" calcext:value-type="float">
            <text:p>R$ 117,50</text:p>
          </table:table-cell>
          <table:table-cell table:style-name="ce8" office:value-type="string" calcext:value-type="string">
            <text:p>Tx 6x</text:p>
          </table:table-cell>
          <table:table-cell table:style-name="ce8" office:value-type="string" calcext:value-type="string">
            <text:p>Tx 10x</text:p>
          </table:table-cell>
          <table:table-cell table:number-columns-repeated="1007"/>
        </table:table-row>
        <table:table-row table:style-name="ro4">
          <table:table-cell table:style-name="ce2" office:value-type="string" calcext:value-type="string">
            <text:p>100x6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4" table:formula="of:=([.D7]+[.E7])*[.C7]/10000" office:value-type="float" office:value="0.65" calcext:value-type="float">
            <text:p>0,7</text:p>
          </table:table-cell>
          <table:table-cell table:style-name="ce5" office:value-type="float" office:value="50" calcext:value-type="float">
            <text:p>R$ 50,00</text:p>
          </table:table-cell>
          <table:table-cell table:style-name="ce6" table:formula="of:=([.F7]*[.$P$11])+[.$Q$3]+[.G7]" office:value-type="float" office:value="191.25" calcext:value-type="float">
            <text:p>R$191,25</text:p>
          </table:table-cell>
          <table:table-cell table:style-name="ce6" table:formula="of:=[.H7]+[.H7]*[.$Q$9]" office:value-type="float" office:value="286.875" calcext:value-type="float">
            <text:p>R$286,88</text:p>
          </table:table-cell>
          <table:table-cell table:style-name="ce6" table:formula="of:=([.I7]/(1-[.$P$5]))" office:value-type="float" office:value="301.783084367768" calcext:value-type="float">
            <text:p>R$301,78</text:p>
          </table:table-cell>
          <table:table-cell table:style-name="ce6" table:formula="of:=([.I7]/(1-[.$Q$5]))" office:value-type="float" office:value="310.571614160442" calcext:value-type="float">
            <text:p>R$310,57</text:p>
          </table:table-cell>
          <table:table-cell table:style-name="ce6" table:formula="of:=([.I7]/(1-[.$P$7]))" office:value-type="float" office:value="316.0460504572" calcext:value-type="float">
            <text:p>R$316,05</text:p>
          </table:table-cell>
          <table:table-cell table:style-name="ce6" table:formula="of:=([.I7]/(1-[.$Q$7]))" office:value-type="float" office:value="328.157172271791" calcext:value-type="float">
            <text:p>R$328,16</text:p>
          </table:table-cell>
          <table:table-cell table:style-name="ce5" table:formula="of:=([.I7]/(1-[.$P$9]))" office:value-type="float" office:value="334.43110282117" calcext:value-type="float">
            <text:p>R$ 334,43</text:p>
          </table:table-cell>
          <table:table-cell table:style-name="ce5" table:formula="of:=[.I7]-[.H7]" office:value-type="float" office:value="95.625" calcext:value-type="float">
            <text:p>R$ 95,63</text:p>
          </table:table-cell>
          <table:table-cell table:style-name="ce9" office:value-type="percentage" office:value="0.0923" calcext:value-type="percentage">
            <text:p>9,23%</text:p>
          </table:table-cell>
          <table:table-cell table:style-name="ce9" office:value-type="percentage" office:value="0.1258" calcext:value-type="percentage">
            <text:p>12,58%</text:p>
          </table:table-cell>
          <table:table-cell table:number-columns-repeated="1007"/>
        </table:table-row>
        <table:table-row table:style-name="ro4">
          <table:table-cell table:style-name="ce2" office:value-type="string" calcext:value-type="string">
            <text:p>100x7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0" calcext:value-type="float">
            <text:p>40</text:p>
          </table:table-cell>
          <table:table-cell table:style-name="ce4" table:formula="of:=([.D8]+[.E8])*[.C8]/10000" office:value-type="float" office:value="0.75" calcext:value-type="float">
            <text:p>0,8</text:p>
          </table:table-cell>
          <table:table-cell table:style-name="ce5" office:value-type="float" office:value="50" calcext:value-type="float">
            <text:p>R$ 50,00</text:p>
          </table:table-cell>
          <table:table-cell table:style-name="ce6" table:formula="of:=([.F8]*[.$P$11])+[.$Q$3]+[.G8]" office:value-type="float" office:value="203.75" calcext:value-type="float">
            <text:p>R$203,75</text:p>
          </table:table-cell>
          <table:table-cell table:style-name="ce6" table:formula="of:=[.H8]+[.H8]*[.$Q$9]" office:value-type="float" office:value="305.625" calcext:value-type="float">
            <text:p>R$305,63</text:p>
          </table:table-cell>
          <table:table-cell table:style-name="ce6" table:formula="of:=([.I8]/(1-[.$P$5]))" office:value-type="float" office:value="321.507468966968" calcext:value-type="float">
            <text:p>R$321,51</text:p>
          </table:table-cell>
          <table:table-cell table:style-name="ce6" table:formula="of:=([.I8]/(1-[.$Q$5]))" office:value-type="float" office:value="330.870412471582" calcext:value-type="float">
            <text:p>R$330,87</text:p>
          </table:table-cell>
          <table:table-cell table:style-name="ce6" table:formula="of:=([.I8]/(1-[.$P$7]))" office:value-type="float" office:value="336.702655062245" calcext:value-type="float">
            <text:p>R$336,70</text:p>
          </table:table-cell>
          <table:table-cell table:style-name="ce6" table:formula="of:=([.I8]/(1-[.$Q$7]))" office:value-type="float" office:value="349.605353466026" calcext:value-type="float">
            <text:p>R$349,61</text:p>
          </table:table-cell>
          <table:table-cell table:style-name="ce5" table:formula="of:=([.I8]/(1-[.$P$9]))" office:value-type="float" office:value="356.289344835626" calcext:value-type="float">
            <text:p>R$ 356,29</text:p>
          </table:table-cell>
          <table:table-cell table:style-name="ce5" table:formula="of:=[.I8]-[.H8]" office:value-type="float" office:value="101.875" calcext:value-type="float">
            <text:p>R$ 101,88</text:p>
          </table:table-cell>
          <table:table-cell table:style-name="ce8" office:value-type="string" calcext:value-type="string">
            <text:p>Tx 12x</text:p>
          </table:table-cell>
          <table:table-cell table:style-name="ce8" office:value-type="string" calcext:value-type="string">
            <text:p>Ganho %</text:p>
          </table:table-cell>
          <table:table-cell table:number-columns-repeated="1007"/>
        </table:table-row>
        <table:table-row table:style-name="ro4">
          <table:table-cell table:style-name="ce2" office:value-type="string" calcext:value-type="string">
            <text:p>100x8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4" table:formula="of:=([.D9]+[.E9])*[.C9]/10000" office:value-type="float" office:value="0.85" calcext:value-type="float">
            <text:p>0,9</text:p>
          </table:table-cell>
          <table:table-cell table:style-name="ce5" office:value-type="float" office:value="50" calcext:value-type="float">
            <text:p>R$ 50,00</text:p>
          </table:table-cell>
          <table:table-cell table:style-name="ce6" table:formula="of:=([.F9]*[.$P$11])+[.$Q$3]+[.G9]" office:value-type="float" office:value="216.25" calcext:value-type="float">
            <text:p>R$216,25</text:p>
          </table:table-cell>
          <table:table-cell table:style-name="ce6" table:formula="of:=[.H9]+[.H9]*[.$Q$9]" office:value-type="float" office:value="324.375" calcext:value-type="float">
            <text:p>R$324,38</text:p>
          </table:table-cell>
          <table:table-cell table:style-name="ce6" table:formula="of:=([.I9]/(1-[.$P$5]))" office:value-type="float" office:value="341.231853566169" calcext:value-type="float">
            <text:p>R$341,23</text:p>
          </table:table-cell>
          <table:table-cell table:style-name="ce6" table:formula="of:=([.I9]/(1-[.$Q$5]))" office:value-type="float" office:value="351.169210782722" calcext:value-type="float">
            <text:p>R$351,17</text:p>
          </table:table-cell>
          <table:table-cell table:style-name="ce6" table:formula="of:=([.I9]/(1-[.$P$7]))" office:value-type="float" office:value="357.359259667291" calcext:value-type="float">
            <text:p>R$357,36</text:p>
          </table:table-cell>
          <table:table-cell table:style-name="ce6" table:formula="of:=([.I9]/(1-[.$Q$7]))" office:value-type="float" office:value="371.053534660261" calcext:value-type="float">
            <text:p>R$371,05</text:p>
          </table:table-cell>
          <table:table-cell table:style-name="ce5" table:formula="of:=([.I9]/(1-[.$P$9]))" office:value-type="float" office:value="378.147586850082" calcext:value-type="float">
            <text:p>R$ 378,15</text:p>
          </table:table-cell>
          <table:table-cell table:style-name="ce5" table:formula="of:=[.I9]-[.H9]" office:value-type="float" office:value="108.125" calcext:value-type="float">
            <text:p>R$ 108,13</text:p>
          </table:table-cell>
          <table:table-cell table:style-name="ce9" office:value-type="percentage" office:value="0.1422" calcext:value-type="percentage">
            <text:p>14,22%</text:p>
          </table:table-cell>
          <table:table-cell table:style-name="ce10" office:value-type="percentage" office:value="0.5" calcext:value-type="percentage">
            <text:p>50%</text:p>
          </table:table-cell>
          <table:table-cell table:number-columns-repeated="1007"/>
        </table:table-row>
        <table:table-row table:style-name="ro4">
          <table:table-cell table:style-name="ce2" office:value-type="string" calcext:value-type="string">
            <text:p>100x9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0" calcext:value-type="float">
            <text:p>50</text:p>
          </table:table-cell>
          <table:table-cell table:style-name="ce4" table:formula="of:=([.D10]+[.E10])*[.C10]/10000" office:value-type="float" office:value="0.95" calcext:value-type="float">
            <text:p>1,0</text:p>
          </table:table-cell>
          <table:table-cell table:style-name="ce5" office:value-type="float" office:value="50" calcext:value-type="float">
            <text:p>R$ 50,00</text:p>
          </table:table-cell>
          <table:table-cell table:style-name="ce6" table:formula="of:=([.F10]*[.$P$11])+[.$Q$3]+[.G10]" office:value-type="float" office:value="228.75" calcext:value-type="float">
            <text:p>R$228,75</text:p>
          </table:table-cell>
          <table:table-cell table:style-name="ce6" table:formula="of:=[.H10]+[.H10]*[.$Q$9]" office:value-type="float" office:value="343.125" calcext:value-type="float">
            <text:p>R$343,13</text:p>
          </table:table-cell>
          <table:table-cell table:style-name="ce6" table:formula="of:=([.I10]/(1-[.$P$5]))" office:value-type="float" office:value="360.956238165369" calcext:value-type="float">
            <text:p>R$360,96</text:p>
          </table:table-cell>
          <table:table-cell table:style-name="ce6" table:formula="of:=([.I10]/(1-[.$Q$5]))" office:value-type="float" office:value="371.468009093862" calcext:value-type="float">
            <text:p>R$371,47</text:p>
          </table:table-cell>
          <table:table-cell table:style-name="ce6" table:formula="of:=([.I10]/(1-[.$P$7]))" office:value-type="float" office:value="378.015864272337" calcext:value-type="float">
            <text:p>R$378,02</text:p>
          </table:table-cell>
          <table:table-cell table:style-name="ce6" table:formula="of:=([.I10]/(1-[.$Q$7]))" office:value-type="float" office:value="392.501715854496" calcext:value-type="float">
            <text:p>R$392,50</text:p>
          </table:table-cell>
          <table:table-cell table:style-name="ce5" table:formula="of:=([.I10]/(1-[.$P$9]))" office:value-type="float" office:value="400.005828864537" calcext:value-type="float">
            <text:p>R$ 400,01</text:p>
          </table:table-cell>
          <table:table-cell table:style-name="ce5" table:formula="of:=[.I10]-[.H10]" office:value-type="float" office:value="114.375" calcext:value-type="float">
            <text:p>R$ 114,38</text:p>
          </table:table-cell>
          <table:table-cell table:style-name="ce9" office:value-type="string" calcext:value-type="string">
            <text:p>Custo M² Eng</text:p>
          </table:table-cell>
          <table:table-cell table:number-columns-repeated="1008"/>
        </table:table-row>
        <table:table-row table:style-name="ro4">
          <table:table-cell table:style-name="ce2" office:value-type="string" calcext:value-type="string">
            <text:p>100x1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5" calcext:value-type="float">
            <text:p>55</text:p>
          </table:table-cell>
          <table:table-cell table:style-name="ce4" table:formula="of:=([.D11]+[.E11])*[.C11]/10000" office:value-type="float" office:value="1.05" calcext:value-type="float">
            <text:p>1,1</text:p>
          </table:table-cell>
          <table:table-cell table:style-name="ce5" office:value-type="float" office:value="50" calcext:value-type="float">
            <text:p>R$ 50,00</text:p>
          </table:table-cell>
          <table:table-cell table:style-name="ce6" table:formula="of:=([.F11]*[.$P$3])+[.$Q$3]+[.G11]" office:value-type="float" office:value="220.25" calcext:value-type="float">
            <text:p>R$220,25</text:p>
          </table:table-cell>
          <table:table-cell table:style-name="ce6" table:formula="of:=[.H11]+[.H11]*[.$Q$9]" office:value-type="float" office:value="330.375" calcext:value-type="float">
            <text:p>R$330,38</text:p>
          </table:table-cell>
          <table:table-cell table:style-name="ce6" table:formula="of:=([.I11]/(1-[.$P$5]))" office:value-type="float" office:value="347.543656637913" calcext:value-type="float">
            <text:p>R$347,54</text:p>
          </table:table-cell>
          <table:table-cell table:style-name="ce6" table:formula="of:=([.I11]/(1-[.$Q$5]))" office:value-type="float" office:value="357.664826242286" calcext:value-type="float">
            <text:p>R$357,66</text:p>
          </table:table-cell>
          <table:table-cell table:style-name="ce6" table:formula="of:=([.I11]/(1-[.$P$7]))" office:value-type="float" office:value="363.969373140906" calcext:value-type="float">
            <text:p>R$363,97</text:p>
          </table:table-cell>
          <table:table-cell table:style-name="ce6" table:formula="of:=([.I11]/(1-[.$Q$7]))" office:value-type="float" office:value="377.916952642416" calcext:value-type="float">
            <text:p>R$377,92</text:p>
          </table:table-cell>
          <table:table-cell table:style-name="ce5" table:formula="of:=([.I11]/(1-[.$P$9]))" office:value-type="float" office:value="385.142224294707" calcext:value-type="float">
            <text:p>R$ 385,14</text:p>
          </table:table-cell>
          <table:table-cell table:style-name="ce5" table:formula="of:=[.I11]-[.H11]" office:value-type="float" office:value="110.125" calcext:value-type="float">
            <text:p>R$ 110,13</text:p>
          </table:table-cell>
          <table:table-cell table:style-name="ce7" table:formula="of:=['file:///home/toledo/PycharmProjects/xlsxReader/tables/Fornecedores.xlsx'#$Planilha.$H$16]" office:value-type="float" office:value="125" calcext:value-type="float">
            <text:p>R$ 125,00</text:p>
          </table:table-cell>
          <table:table-cell table:number-columns-repeated="1008"/>
        </table:table-row>
        <table:table-row table:style-name="ro4">
          <table:table-cell table:style-name="ce2" office:value-type="string" calcext:value-type="string">
            <text:p>100x1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60" calcext:value-type="float">
            <text:p>60</text:p>
          </table:table-cell>
          <table:table-cell table:style-name="ce4" table:formula="of:=([.D12]+[.E12])*[.C12]/10000" office:value-type="float" office:value="1.15" calcext:value-type="float">
            <text:p>1,2</text:p>
          </table:table-cell>
          <table:table-cell table:style-name="ce5" office:value-type="float" office:value="50" calcext:value-type="float">
            <text:p>R$ 50,00</text:p>
          </table:table-cell>
          <table:table-cell table:style-name="ce6" table:formula="of:=([.F12]*[.$P$3])+[.$Q$3]+[.G12]" office:value-type="float" office:value="230.75" calcext:value-type="float">
            <text:p>R$230,75</text:p>
          </table:table-cell>
          <table:table-cell table:style-name="ce6" table:formula="of:=[.H12]+[.H12]*[.$Q$9]" office:value-type="float" office:value="346.125" calcext:value-type="float">
            <text:p>R$346,13</text:p>
          </table:table-cell>
          <table:table-cell table:style-name="ce6" table:formula="of:=([.I12]/(1-[.$P$5]))" office:value-type="float" office:value="364.112139701241" calcext:value-type="float">
            <text:p>R$364,11</text:p>
          </table:table-cell>
          <table:table-cell table:style-name="ce6" table:formula="of:=([.I12]/(1-[.$Q$5]))" office:value-type="float" office:value="374.715816823644" calcext:value-type="float">
            <text:p>R$374,72</text:p>
          </table:table-cell>
          <table:table-cell table:style-name="ce6" table:formula="of:=([.I12]/(1-[.$P$7]))" office:value-type="float" office:value="381.320921009144" calcext:value-type="float">
            <text:p>R$381,32</text:p>
          </table:table-cell>
          <table:table-cell table:style-name="ce6" table:formula="of:=([.I12]/(1-[.$Q$7]))" office:value-type="float" office:value="395.933424845573" calcext:value-type="float">
            <text:p>R$395,93</text:p>
          </table:table-cell>
          <table:table-cell table:style-name="ce5" table:formula="of:=([.I12]/(1-[.$P$9]))" office:value-type="float" office:value="403.50314758685" calcext:value-type="float">
            <text:p>R$ 403,50</text:p>
          </table:table-cell>
          <table:table-cell table:style-name="ce5" table:formula="of:=[.I12]-[.H12]" office:value-type="float" office:value="115.375" calcext:value-type="float">
            <text:p>R$ 115,38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00x1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5" calcext:value-type="float">
            <text:p>65</text:p>
          </table:table-cell>
          <table:table-cell table:style-name="ce4" table:formula="of:=([.D13]+[.E13])*[.C13]/10000" office:value-type="float" office:value="1.25" calcext:value-type="float">
            <text:p>1,3</text:p>
          </table:table-cell>
          <table:table-cell table:style-name="ce5" office:value-type="float" office:value="50" calcext:value-type="float">
            <text:p>R$ 50,00</text:p>
          </table:table-cell>
          <table:table-cell table:style-name="ce6" table:formula="of:=([.F13]*[.$P$3])+[.$Q$3]+[.G13]" office:value-type="float" office:value="241.25" calcext:value-type="float">
            <text:p>R$241,25</text:p>
          </table:table-cell>
          <table:table-cell table:style-name="ce6" table:formula="of:=[.H13]+[.H13]*[.$Q$9]" office:value-type="float" office:value="361.875" calcext:value-type="float">
            <text:p>R$361,88</text:p>
          </table:table-cell>
          <table:table-cell table:style-name="ce6" table:formula="of:=([.I13]/(1-[.$P$5]))" office:value-type="float" office:value="380.68062276457" calcext:value-type="float">
            <text:p>R$380,68</text:p>
          </table:table-cell>
          <table:table-cell table:style-name="ce6" table:formula="of:=([.I13]/(1-[.$Q$5]))" office:value-type="float" office:value="391.766807405002" calcext:value-type="float">
            <text:p>R$391,77</text:p>
          </table:table-cell>
          <table:table-cell table:style-name="ce6" table:formula="of:=([.I13]/(1-[.$P$7]))" office:value-type="float" office:value="398.672468877382" calcext:value-type="float">
            <text:p>R$398,67</text:p>
          </table:table-cell>
          <table:table-cell table:style-name="ce6" table:formula="of:=([.I13]/(1-[.$Q$7]))" office:value-type="float" office:value="413.94989704873" calcext:value-type="float">
            <text:p>R$413,95</text:p>
          </table:table-cell>
          <table:table-cell table:style-name="ce5" table:formula="of:=([.I13]/(1-[.$P$9]))" office:value-type="float" office:value="421.864070878993" calcext:value-type="float">
            <text:p>R$ 421,86</text:p>
          </table:table-cell>
          <table:table-cell table:style-name="ce5" table:formula="of:=[.I13]-[.H13]" office:value-type="float" office:value="120.625" calcext:value-type="float">
            <text:p>R$ 120,63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00x1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70" calcext:value-type="float">
            <text:p>70</text:p>
          </table:table-cell>
          <table:table-cell table:style-name="ce4" table:formula="of:=([.D14]+[.E14])*[.C14]/10000" office:value-type="float" office:value="1.35" calcext:value-type="float">
            <text:p>1,4</text:p>
          </table:table-cell>
          <table:table-cell table:style-name="ce5" office:value-type="float" office:value="50" calcext:value-type="float">
            <text:p>R$ 50,00</text:p>
          </table:table-cell>
          <table:table-cell table:style-name="ce6" table:formula="of:=([.F14]*[.$P$3])+[.$Q$3]+[.G14]" office:value-type="float" office:value="251.75" calcext:value-type="float">
            <text:p>R$251,75</text:p>
          </table:table-cell>
          <table:table-cell table:style-name="ce6" table:formula="of:=[.H14]+[.H14]*[.$Q$9]" office:value-type="float" office:value="377.625" calcext:value-type="float">
            <text:p>R$377,63</text:p>
          </table:table-cell>
          <table:table-cell table:style-name="ce6" table:formula="of:=([.I14]/(1-[.$P$5]))" office:value-type="float" office:value="397.249105827898" calcext:value-type="float">
            <text:p>R$397,25</text:p>
          </table:table-cell>
          <table:table-cell table:style-name="ce6" table:formula="of:=([.I14]/(1-[.$Q$5]))" office:value-type="float" office:value="408.817797986359" calcext:value-type="float">
            <text:p>R$408,82</text:p>
          </table:table-cell>
          <table:table-cell table:style-name="ce6" table:formula="of:=([.I14]/(1-[.$P$7]))" office:value-type="float" office:value="416.024016745621" calcext:value-type="float">
            <text:p>R$416,02</text:p>
          </table:table-cell>
          <table:table-cell table:style-name="ce6" table:formula="of:=([.I14]/(1-[.$Q$7]))" office:value-type="float" office:value="431.966369251887" calcext:value-type="float">
            <text:p>R$431,97</text:p>
          </table:table-cell>
          <table:table-cell table:style-name="ce5" table:formula="of:=([.I14]/(1-[.$P$9]))" office:value-type="float" office:value="440.224994171135" calcext:value-type="float">
            <text:p>R$ 440,22</text:p>
          </table:table-cell>
          <table:table-cell table:style-name="ce5" table:formula="of:=[.I14]-[.H14]" office:value-type="float" office:value="125.875" calcext:value-type="float">
            <text:p>R$ 125,88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00x1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5" calcext:value-type="float">
            <text:p>75</text:p>
          </table:table-cell>
          <table:table-cell table:style-name="ce4" table:formula="of:=([.D15]+[.E15])*[.C15]/10000" office:value-type="float" office:value="1.45" calcext:value-type="float">
            <text:p>1,5</text:p>
          </table:table-cell>
          <table:table-cell table:style-name="ce5" office:value-type="float" office:value="75" calcext:value-type="float">
            <text:p>R$ 75,00</text:p>
          </table:table-cell>
          <table:table-cell table:style-name="ce6" table:formula="of:=([.F15]*[.$P$3])+[.$Q$3]+[.G15]" office:value-type="float" office:value="287.25" calcext:value-type="float">
            <text:p>R$287,25</text:p>
          </table:table-cell>
          <table:table-cell table:style-name="ce6" table:formula="of:=[.H15]+[.H15]*[.$Q$9]" office:value-type="float" office:value="430.875" calcext:value-type="float">
            <text:p>R$430,88</text:p>
          </table:table-cell>
          <table:table-cell table:style-name="ce6" table:formula="of:=([.I15]/(1-[.$P$5]))" office:value-type="float" office:value="453.266358089628" calcext:value-type="float">
            <text:p>R$453,27</text:p>
          </table:table-cell>
          <table:table-cell table:style-name="ce6" table:formula="of:=([.I15]/(1-[.$Q$5]))" office:value-type="float" office:value="466.466385189997" calcext:value-type="float">
            <text:p>R$466,47</text:p>
          </table:table-cell>
          <table:table-cell table:style-name="ce6" table:formula="of:=([.I15]/(1-[.$P$7]))" office:value-type="float" office:value="474.688773823951" calcext:value-type="float">
            <text:p>R$474,69</text:p>
          </table:table-cell>
          <table:table-cell table:style-name="ce6" table:formula="of:=([.I15]/(1-[.$Q$7]))" office:value-type="float" office:value="492.879203843514" calcext:value-type="float">
            <text:p>R$492,88</text:p>
          </table:table-cell>
          <table:table-cell table:style-name="ce5" table:formula="of:=([.I15]/(1-[.$P$9]))" office:value-type="float" office:value="502.302401492189" calcext:value-type="float">
            <text:p>R$ 502,30</text:p>
          </table:table-cell>
          <table:table-cell table:style-name="ce5" table:formula="of:=[.I15]-[.H15]" office:value-type="float" office:value="143.625" calcext:value-type="float">
            <text:p>R$ 143,63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00x15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0" calcext:value-type="float">
            <text:p>80</text:p>
          </table:table-cell>
          <table:table-cell table:style-name="ce4" table:formula="of:=([.D16]+[.E16])*[.C16]/10000" office:value-type="float" office:value="1.55" calcext:value-type="float">
            <text:p>1,6</text:p>
          </table:table-cell>
          <table:table-cell table:style-name="ce5" office:value-type="float" office:value="80" calcext:value-type="float">
            <text:p>R$ 80,00</text:p>
          </table:table-cell>
          <table:table-cell table:style-name="ce6" table:formula="of:=([.F16]*[.$P$3])+[.$Q$3]+[.G16]" office:value-type="float" office:value="302.75" calcext:value-type="float">
            <text:p>R$302,75</text:p>
          </table:table-cell>
          <table:table-cell table:style-name="ce6" table:formula="of:=[.H16]+[.H16]*[.$Q$9]" office:value-type="float" office:value="454.125" calcext:value-type="float">
            <text:p>R$454,13</text:p>
          </table:table-cell>
          <table:table-cell table:style-name="ce6" table:formula="of:=([.I16]/(1-[.$P$5]))" office:value-type="float" office:value="477.724594992636" calcext:value-type="float">
            <text:p>R$477,72</text:p>
          </table:table-cell>
          <table:table-cell table:style-name="ce6" table:formula="of:=([.I16]/(1-[.$Q$5]))" office:value-type="float" office:value="491.63689509581" calcext:value-type="float">
            <text:p>R$491,64</text:p>
          </table:table-cell>
          <table:table-cell table:style-name="ce6" table:formula="of:=([.I16]/(1-[.$P$7]))" office:value-type="float" office:value="500.302963534207" calcext:value-type="float">
            <text:p>R$500,30</text:p>
          </table:table-cell>
          <table:table-cell table:style-name="ce6" table:formula="of:=([.I16]/(1-[.$Q$7]))" office:value-type="float" office:value="519.474948524365" calcext:value-type="float">
            <text:p>R$519,47</text:p>
          </table:table-cell>
          <table:table-cell table:style-name="ce5" table:formula="of:=([.I16]/(1-[.$P$9]))" office:value-type="float" office:value="529.406621590114" calcext:value-type="float">
            <text:p>R$ 529,41</text:p>
          </table:table-cell>
          <table:table-cell table:style-name="ce5" table:formula="of:=[.I16]-[.H16]" office:value-type="float" office:value="151.375" calcext:value-type="float">
            <text:p>R$ 151,38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00x16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5" calcext:value-type="float">
            <text:p>85</text:p>
          </table:table-cell>
          <table:table-cell table:style-name="ce4" table:formula="of:=([.D17]+[.E17])*[.C17]/10000" office:value-type="float" office:value="1.65" calcext:value-type="float">
            <text:p>1,7</text:p>
          </table:table-cell>
          <table:table-cell table:style-name="ce5" office:value-type="float" office:value="85" calcext:value-type="float">
            <text:p>R$ 85,00</text:p>
          </table:table-cell>
          <table:table-cell table:style-name="ce6" table:formula="of:=([.F17]*[.$P$3])+[.$Q$3]+[.G17]" office:value-type="float" office:value="318.25" calcext:value-type="float">
            <text:p>R$318,25</text:p>
          </table:table-cell>
          <table:table-cell table:style-name="ce6" table:formula="of:=[.H17]+[.H17]*[.$Q$9]" office:value-type="float" office:value="477.375" calcext:value-type="float">
            <text:p>R$477,38</text:p>
          </table:table-cell>
          <table:table-cell table:style-name="ce6" table:formula="of:=([.I17]/(1-[.$P$5]))" office:value-type="float" office:value="502.182831895645" calcext:value-type="float">
            <text:p>R$502,18</text:p>
          </table:table-cell>
          <table:table-cell table:style-name="ce6" table:formula="of:=([.I17]/(1-[.$Q$5]))" office:value-type="float" office:value="516.807405001624" calcext:value-type="float">
            <text:p>R$516,81</text:p>
          </table:table-cell>
          <table:table-cell table:style-name="ce6" table:formula="of:=([.I17]/(1-[.$P$7]))" office:value-type="float" office:value="525.917153244464" calcext:value-type="float">
            <text:p>R$525,92</text:p>
          </table:table-cell>
          <table:table-cell table:style-name="ce6" table:formula="of:=([.I17]/(1-[.$Q$7]))" office:value-type="float" office:value="546.070693205216" calcext:value-type="float">
            <text:p>R$546,07</text:p>
          </table:table-cell>
          <table:table-cell table:style-name="ce5" table:formula="of:=([.I17]/(1-[.$P$9]))" office:value-type="float" office:value="556.510841688039" calcext:value-type="float">
            <text:p>R$ 556,51</text:p>
          </table:table-cell>
          <table:table-cell table:style-name="ce5" table:formula="of:=[.I17]-[.H17]" office:value-type="float" office:value="159.125" calcext:value-type="float">
            <text:p>R$ 159,13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20x1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5" calcext:value-type="float">
            <text:p>55</text:p>
          </table:table-cell>
          <table:table-cell table:style-name="ce4" table:formula="of:=([.D18]+[.E18])*[.C18]/10000" office:value-type="float" office:value="1.26" calcext:value-type="float">
            <text:p>1,3</text:p>
          </table:table-cell>
          <table:table-cell table:style-name="ce5" office:value-type="float" office:value="85" calcext:value-type="float">
            <text:p>R$ 85,00</text:p>
          </table:table-cell>
          <table:table-cell table:style-name="ce6" table:formula="of:=([.F18]*[.$P$3])+[.$Q$3]+[.G18]" office:value-type="float" office:value="277.3" calcext:value-type="float">
            <text:p>R$277,30</text:p>
          </table:table-cell>
          <table:table-cell table:style-name="ce6" table:formula="of:=[.H18]+[.H18]*[.$Q$9]" office:value-type="float" office:value="415.95" calcext:value-type="float">
            <text:p>R$415,95</text:p>
          </table:table-cell>
          <table:table-cell table:style-name="ce6" table:formula="of:=([.I18]/(1-[.$P$5]))" office:value-type="float" office:value="437.565747948664" calcext:value-type="float">
            <text:p>R$437,57</text:p>
          </table:table-cell>
          <table:table-cell table:style-name="ce6" table:formula="of:=([.I18]/(1-[.$Q$5]))" office:value-type="float" office:value="450.308541734329" calcext:value-type="float">
            <text:p>R$450,31</text:p>
          </table:table-cell>
          <table:table-cell table:style-name="ce6" table:formula="of:=([.I18]/(1-[.$P$7]))" office:value-type="float" office:value="458.246116558334" calcext:value-type="float">
            <text:p>R$458,25</text:p>
          </table:table-cell>
          <table:table-cell table:style-name="ce6" table:formula="of:=([.I18]/(1-[.$Q$7]))" office:value-type="float" office:value="475.806451612903" calcext:value-type="float">
            <text:p>R$475,81</text:p>
          </table:table-cell>
          <table:table-cell table:style-name="ce5" table:formula="of:=([.I18]/(1-[.$P$9]))" office:value-type="float" office:value="484.903240848683" calcext:value-type="float">
            <text:p>R$ 484,90</text:p>
          </table:table-cell>
          <table:table-cell table:style-name="ce5" table:formula="of:=[.I18]-[.H18]" office:value-type="float" office:value="138.65" calcext:value-type="float">
            <text:p>R$ 138,65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20x1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60" calcext:value-type="float">
            <text:p>60</text:p>
          </table:table-cell>
          <table:table-cell table:style-name="ce4" table:formula="of:=([.D19]+[.E19])*[.C19]/10000" office:value-type="float" office:value="1.38" calcext:value-type="float">
            <text:p>1,4</text:p>
          </table:table-cell>
          <table:table-cell table:style-name="ce5" office:value-type="float" office:value="85" calcext:value-type="float">
            <text:p>R$ 85,00</text:p>
          </table:table-cell>
          <table:table-cell table:style-name="ce6" table:formula="of:=([.F19]*[.$P$3])+[.$Q$3]+[.G19]" office:value-type="float" office:value="289.9" calcext:value-type="float">
            <text:p>R$289,90</text:p>
          </table:table-cell>
          <table:table-cell table:style-name="ce6" table:formula="of:=[.H19]+[.H19]*[.$Q$9]" office:value-type="float" office:value="434.85" calcext:value-type="float">
            <text:p>R$434,85</text:p>
          </table:table-cell>
          <table:table-cell table:style-name="ce6" table:formula="of:=([.I19]/(1-[.$P$5]))" office:value-type="float" office:value="457.447927624658" calcext:value-type="float">
            <text:p>R$457,45</text:p>
          </table:table-cell>
          <table:table-cell table:style-name="ce6" table:formula="of:=([.I19]/(1-[.$Q$5]))" office:value-type="float" office:value="470.769730431958" calcext:value-type="float">
            <text:p>R$470,77</text:p>
          </table:table-cell>
          <table:table-cell table:style-name="ce6" table:formula="of:=([.I19]/(1-[.$P$7]))" office:value-type="float" office:value="479.06797400022" calcext:value-type="float">
            <text:p>R$479,07</text:p>
          </table:table-cell>
          <table:table-cell table:style-name="ce6" table:formula="of:=([.I19]/(1-[.$Q$7]))" office:value-type="float" office:value="497.426218256692" calcext:value-type="float">
            <text:p>R$497,43</text:p>
          </table:table-cell>
          <table:table-cell table:style-name="ce5" table:formula="of:=([.I19]/(1-[.$P$9]))" office:value-type="float" office:value="506.936348799254" calcext:value-type="float">
            <text:p>R$ 506,94</text:p>
          </table:table-cell>
          <table:table-cell table:style-name="ce5" table:formula="of:=[.I19]-[.H19]" office:value-type="float" office:value="144.95" calcext:value-type="float">
            <text:p>R$ 144,95</text:p>
          </table:table-cell>
          <table:table-cell table:number-columns-repeated="2"/>
          <table:table-cell table:style-name="ce3" office:value-type="string" calcext:value-type="string">
            <text:p><text:s text:c="16"/></text:p>
          </table:table-cell>
          <table:table-cell table:number-columns-repeated="1006"/>
        </table:table-row>
        <table:table-row table:style-name="ro4">
          <table:table-cell table:style-name="ce2" office:value-type="string" calcext:value-type="string">
            <text:p>120x1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5" calcext:value-type="float">
            <text:p>65</text:p>
          </table:table-cell>
          <table:table-cell table:style-name="ce4" table:formula="of:=([.D20]+[.E20])*[.C20]/10000" office:value-type="float" office:value="1.5" calcext:value-type="float">
            <text:p>1,5</text:p>
          </table:table-cell>
          <table:table-cell table:style-name="ce5" office:value-type="float" office:value="85" calcext:value-type="float">
            <text:p>R$ 85,00</text:p>
          </table:table-cell>
          <table:table-cell table:style-name="ce6" table:formula="of:=([.F20]*[.$P$3])+[.$Q$3]+[.G20]" office:value-type="float" office:value="302.5" calcext:value-type="float">
            <text:p>R$302,50</text:p>
          </table:table-cell>
          <table:table-cell table:style-name="ce6" table:formula="of:=[.H20]+[.H20]*[.$Q$9]" office:value-type="float" office:value="453.75" calcext:value-type="float">
            <text:p>R$453,75</text:p>
          </table:table-cell>
          <table:table-cell table:style-name="ce6" table:formula="of:=([.I20]/(1-[.$P$5]))" office:value-type="float" office:value="477.330107300652" calcext:value-type="float">
            <text:p>R$477,33</text:p>
          </table:table-cell>
          <table:table-cell table:style-name="ce6" table:formula="of:=([.I20]/(1-[.$Q$5]))" office:value-type="float" office:value="491.230919129588" calcext:value-type="float">
            <text:p>R$491,23</text:p>
          </table:table-cell>
          <table:table-cell table:style-name="ce6" table:formula="of:=([.I20]/(1-[.$P$7]))" office:value-type="float" office:value="499.889831442107" calcext:value-type="float">
            <text:p>R$499,89</text:p>
          </table:table-cell>
          <table:table-cell table:style-name="ce6" table:formula="of:=([.I20]/(1-[.$Q$7]))" office:value-type="float" office:value="519.045984900481" calcext:value-type="float">
            <text:p>R$519,05</text:p>
          </table:table-cell>
          <table:table-cell table:style-name="ce5" table:formula="of:=([.I20]/(1-[.$P$9]))" office:value-type="float" office:value="528.969456749825" calcext:value-type="float">
            <text:p>R$ 528,97</text:p>
          </table:table-cell>
          <table:table-cell table:style-name="ce5" table:formula="of:=[.I20]-[.H20]" office:value-type="float" office:value="151.25" calcext:value-type="float">
            <text:p>R$ 151,25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20x1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70" calcext:value-type="float">
            <text:p>70</text:p>
          </table:table-cell>
          <table:table-cell table:style-name="ce4" table:formula="of:=([.D21]+[.E21])*[.C21]/10000" office:value-type="float" office:value="1.62" calcext:value-type="float">
            <text:p>1,6</text:p>
          </table:table-cell>
          <table:table-cell table:style-name="ce5" office:value-type="float" office:value="85" calcext:value-type="float">
            <text:p>R$ 85,00</text:p>
          </table:table-cell>
          <table:table-cell table:style-name="ce6" table:formula="of:=([.F21]*[.$P$3])+[.$Q$3]+[.G21]" office:value-type="float" office:value="315.1" calcext:value-type="float">
            <text:p>R$315,10</text:p>
          </table:table-cell>
          <table:table-cell table:style-name="ce6" table:formula="of:=[.H21]+[.H21]*[.$Q$9]" office:value-type="float" office:value="472.65" calcext:value-type="float">
            <text:p>R$472,65</text:p>
          </table:table-cell>
          <table:table-cell table:style-name="ce6" table:formula="of:=([.I21]/(1-[.$P$5]))" office:value-type="float" office:value="497.212286976646" calcext:value-type="float">
            <text:p>R$497,21</text:p>
          </table:table-cell>
          <table:table-cell table:style-name="ce6" table:formula="of:=([.I21]/(1-[.$Q$5]))" office:value-type="float" office:value="511.692107827217" calcext:value-type="float">
            <text:p>R$511,69</text:p>
          </table:table-cell>
          <table:table-cell table:style-name="ce6" table:formula="of:=([.I21]/(1-[.$P$7]))" office:value-type="float" office:value="520.711688883993" calcext:value-type="float">
            <text:p>R$520,71</text:p>
          </table:table-cell>
          <table:table-cell table:style-name="ce6" table:formula="of:=([.I21]/(1-[.$Q$7]))" office:value-type="float" office:value="540.665751544269" calcext:value-type="float">
            <text:p>R$540,67</text:p>
          </table:table-cell>
          <table:table-cell table:style-name="ce5" table:formula="of:=([.I21]/(1-[.$P$9]))" office:value-type="float" office:value="551.002564700396" calcext:value-type="float">
            <text:p>R$ 551,00</text:p>
          </table:table-cell>
          <table:table-cell table:style-name="ce5" table:formula="of:=[.I21]-[.H21]" office:value-type="float" office:value="157.55" calcext:value-type="float">
            <text:p>R$ 157,55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20x1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5" calcext:value-type="float">
            <text:p>75</text:p>
          </table:table-cell>
          <table:table-cell table:style-name="ce4" table:formula="of:=([.D22]+[.E22])*[.C22]/10000" office:value-type="float" office:value="1.74" calcext:value-type="float">
            <text:p>1,7</text:p>
          </table:table-cell>
          <table:table-cell table:style-name="ce5" office:value-type="float" office:value="85" calcext:value-type="float">
            <text:p>R$ 85,00</text:p>
          </table:table-cell>
          <table:table-cell table:style-name="ce6" table:formula="of:=([.F22]*[.$P$3])+[.$Q$3]+[.G22]" office:value-type="float" office:value="327.7" calcext:value-type="float">
            <text:p>R$327,70</text:p>
          </table:table-cell>
          <table:table-cell table:style-name="ce6" table:formula="of:=[.H22]+[.H22]*[.$Q$9]" office:value-type="float" office:value="491.55" calcext:value-type="float">
            <text:p>R$491,55</text:p>
          </table:table-cell>
          <table:table-cell table:style-name="ce6" table:formula="of:=([.I22]/(1-[.$P$5]))" office:value-type="float" office:value="517.09446665264" calcext:value-type="float">
            <text:p>R$517,09</text:p>
          </table:table-cell>
          <table:table-cell table:style-name="ce6" table:formula="of:=([.I22]/(1-[.$Q$5]))" office:value-type="float" office:value="532.153296524846" calcext:value-type="float">
            <text:p>R$532,15</text:p>
          </table:table-cell>
          <table:table-cell table:style-name="ce6" table:formula="of:=([.I22]/(1-[.$P$7]))" office:value-type="float" office:value="541.533546325879" calcext:value-type="float">
            <text:p>R$541,53</text:p>
          </table:table-cell>
          <table:table-cell table:style-name="ce6" table:formula="of:=([.I22]/(1-[.$Q$7]))" office:value-type="float" office:value="562.285518188058" calcext:value-type="float">
            <text:p>R$562,29</text:p>
          </table:table-cell>
          <table:table-cell table:style-name="ce5" table:formula="of:=([.I22]/(1-[.$P$9]))" office:value-type="float" office:value="573.035672650968" calcext:value-type="float">
            <text:p>R$ 573,04</text:p>
          </table:table-cell>
          <table:table-cell table:style-name="ce5" table:formula="of:=[.I22]-[.H22]" office:value-type="float" office:value="163.85" calcext:value-type="float">
            <text:p>R$ 163,85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20x15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0" calcext:value-type="float">
            <text:p>80</text:p>
          </table:table-cell>
          <table:table-cell table:style-name="ce4" table:formula="of:=([.D23]+[.E23])*[.C23]/10000" office:value-type="float" office:value="1.86" calcext:value-type="float">
            <text:p>1,9</text:p>
          </table:table-cell>
          <table:table-cell table:style-name="ce5" office:value-type="float" office:value="85" calcext:value-type="float">
            <text:p>R$ 85,00</text:p>
          </table:table-cell>
          <table:table-cell table:style-name="ce6" table:formula="of:=([.F23]*[.$P$3])+[.$Q$3]+[.G23]" office:value-type="float" office:value="340.3" calcext:value-type="float">
            <text:p>R$340,30</text:p>
          </table:table-cell>
          <table:table-cell table:style-name="ce6" table:formula="of:=[.H23]+[.H23]*[.$Q$9]" office:value-type="float" office:value="510.45" calcext:value-type="float">
            <text:p>R$510,45</text:p>
          </table:table-cell>
          <table:table-cell table:style-name="ce6" table:formula="of:=([.I23]/(1-[.$P$5]))" office:value-type="float" office:value="536.976646328635" calcext:value-type="float">
            <text:p>R$536,98</text:p>
          </table:table-cell>
          <table:table-cell table:style-name="ce6" table:formula="of:=([.I23]/(1-[.$Q$5]))" office:value-type="float" office:value="552.614485222475" calcext:value-type="float">
            <text:p>R$552,61</text:p>
          </table:table-cell>
          <table:table-cell table:style-name="ce6" table:formula="of:=([.I23]/(1-[.$P$7]))" office:value-type="float" office:value="562.355403767765" calcext:value-type="float">
            <text:p>R$562,36</text:p>
          </table:table-cell>
          <table:table-cell table:style-name="ce6" table:formula="of:=([.I23]/(1-[.$Q$7]))" office:value-type="float" office:value="583.905284831846" calcext:value-type="float">
            <text:p>R$583,91</text:p>
          </table:table-cell>
          <table:table-cell table:style-name="ce5" table:formula="of:=([.I23]/(1-[.$P$9]))" office:value-type="float" office:value="595.068780601539" calcext:value-type="float">
            <text:p>R$ 595,07</text:p>
          </table:table-cell>
          <table:table-cell table:style-name="ce5" table:formula="of:=[.I23]-[.H23]" office:value-type="float" office:value="170.15" calcext:value-type="float">
            <text:p>R$ 170,15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20x16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5" calcext:value-type="float">
            <text:p>85</text:p>
          </table:table-cell>
          <table:table-cell table:style-name="ce4" table:formula="of:=([.D24]+[.E24])*[.C24]/10000" office:value-type="float" office:value="1.98" calcext:value-type="float">
            <text:p>2,0</text:p>
          </table:table-cell>
          <table:table-cell table:style-name="ce5" office:value-type="float" office:value="85" calcext:value-type="float">
            <text:p>R$ 85,00</text:p>
          </table:table-cell>
          <table:table-cell table:style-name="ce6" table:formula="of:=([.F24]*[.$P$3])+[.$Q$3]+[.G24]" office:value-type="float" office:value="352.9" calcext:value-type="float">
            <text:p>R$352,90</text:p>
          </table:table-cell>
          <table:table-cell table:style-name="ce6" table:formula="of:=[.H24]+[.H24]*[.$Q$9]" office:value-type="float" office:value="529.35" calcext:value-type="float">
            <text:p>R$529,35</text:p>
          </table:table-cell>
          <table:table-cell table:style-name="ce6" table:formula="of:=([.I24]/(1-[.$P$5]))" office:value-type="float" office:value="556.858826004629" calcext:value-type="float">
            <text:p>R$556,86</text:p>
          </table:table-cell>
          <table:table-cell table:style-name="ce6" table:formula="of:=([.I24]/(1-[.$Q$5]))" office:value-type="float" office:value="573.075673920104" calcext:value-type="float">
            <text:p>R$573,08</text:p>
          </table:table-cell>
          <table:table-cell table:style-name="ce6" table:formula="of:=([.I24]/(1-[.$P$7]))" office:value-type="float" office:value="583.177261209651" calcext:value-type="float">
            <text:p>R$583,18</text:p>
          </table:table-cell>
          <table:table-cell table:style-name="ce6" table:formula="of:=([.I24]/(1-[.$Q$7]))" office:value-type="float" office:value="605.525051475635" calcext:value-type="float">
            <text:p>R$605,53</text:p>
          </table:table-cell>
          <table:table-cell table:style-name="ce5" table:formula="of:=([.I24]/(1-[.$P$9]))" office:value-type="float" office:value="617.10188855211" calcext:value-type="float">
            <text:p>R$ 617,10</text:p>
          </table:table-cell>
          <table:table-cell table:style-name="ce5" table:formula="of:=[.I24]-[.H24]" office:value-type="float" office:value="176.45" calcext:value-type="float">
            <text:p>R$ 176,45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50x1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5" calcext:value-type="float">
            <text:p>65</text:p>
          </table:table-cell>
          <table:table-cell table:style-name="ce4" table:formula="of:=([.D25]+[.E25])*[.C25]/10000" office:value-type="float" office:value="1.875" calcext:value-type="float">
            <text:p>1,9</text:p>
          </table:table-cell>
          <table:table-cell table:style-name="ce5" office:value-type="float" office:value="85" calcext:value-type="float">
            <text:p>R$ 85,00</text:p>
          </table:table-cell>
          <table:table-cell table:style-name="ce6" table:formula="of:=([.F25]*[.$P$3])+[.$Q$3]+[.G25]" office:value-type="float" office:value="341.875" calcext:value-type="float">
            <text:p>R$341,88</text:p>
          </table:table-cell>
          <table:table-cell table:style-name="ce6" table:formula="of:=[.H25]+[.H25]*[.$Q$9]" office:value-type="float" office:value="512.8125" calcext:value-type="float">
            <text:p>R$512,81</text:p>
          </table:table-cell>
          <table:table-cell table:style-name="ce6" table:formula="of:=([.I25]/(1-[.$P$5]))" office:value-type="float" office:value="539.461918788134" calcext:value-type="float">
            <text:p>R$539,46</text:p>
          </table:table-cell>
          <table:table-cell table:style-name="ce6" table:formula="of:=([.I25]/(1-[.$Q$5]))" office:value-type="float" office:value="555.172133809679" calcext:value-type="float">
            <text:p>R$555,17</text:p>
          </table:table-cell>
          <table:table-cell table:style-name="ce6" table:formula="of:=([.I25]/(1-[.$P$7]))" office:value-type="float" office:value="564.958135948001" calcext:value-type="float">
            <text:p>R$564,96</text:p>
          </table:table-cell>
          <table:table-cell table:style-name="ce6" table:formula="of:=([.I25]/(1-[.$Q$7]))" office:value-type="float" office:value="586.60775566232" calcext:value-type="float">
            <text:p>R$586,61</text:p>
          </table:table-cell>
          <table:table-cell table:style-name="ce5" table:formula="of:=([.I25]/(1-[.$P$9]))" office:value-type="float" office:value="597.82291909536" calcext:value-type="float">
            <text:p>R$ 597,82</text:p>
          </table:table-cell>
          <table:table-cell table:style-name="ce5" table:formula="of:=[.I25]-[.H25]" office:value-type="float" office:value="170.9375" calcext:value-type="float">
            <text:p>R$ 170,94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50x1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70" calcext:value-type="float">
            <text:p>70</text:p>
          </table:table-cell>
          <table:table-cell table:style-name="ce4" table:formula="of:=([.D26]+[.E26])*[.C26]/10000" office:value-type="float" office:value="2.025" calcext:value-type="float">
            <text:p>2,0</text:p>
          </table:table-cell>
          <table:table-cell table:style-name="ce5" office:value-type="float" office:value="85" calcext:value-type="float">
            <text:p>R$ 85,00</text:p>
          </table:table-cell>
          <table:table-cell table:style-name="ce6" table:formula="of:=([.F26]*[.$P$3])+[.$Q$3]+[.G26]" office:value-type="float" office:value="357.625" calcext:value-type="float">
            <text:p>R$357,63</text:p>
          </table:table-cell>
          <table:table-cell table:style-name="ce6" table:formula="of:=[.H26]+[.H26]*[.$Q$9]" office:value-type="float" office:value="536.4375" calcext:value-type="float">
            <text:p>R$536,44</text:p>
          </table:table-cell>
          <table:table-cell table:style-name="ce6" table:formula="of:=([.I26]/(1-[.$P$5]))" office:value-type="float" office:value="564.314643383126" calcext:value-type="float">
            <text:p>R$564,31</text:p>
          </table:table-cell>
          <table:table-cell table:style-name="ce6" table:formula="of:=([.I26]/(1-[.$Q$5]))" office:value-type="float" office:value="580.748619681715" calcext:value-type="float">
            <text:p>R$580,75</text:p>
          </table:table-cell>
          <table:table-cell table:style-name="ce6" table:formula="of:=([.I26]/(1-[.$P$7]))" office:value-type="float" office:value="590.985457750358" calcext:value-type="float">
            <text:p>R$590,99</text:p>
          </table:table-cell>
          <table:table-cell table:style-name="ce6" table:formula="of:=([.I26]/(1-[.$Q$7]))" office:value-type="float" office:value="613.632463967056" calcext:value-type="float">
            <text:p>R$613,63</text:p>
          </table:table-cell>
          <table:table-cell table:style-name="ce5" table:formula="of:=([.I26]/(1-[.$P$9]))" office:value-type="float" office:value="625.364304033574" calcext:value-type="float">
            <text:p>R$ 625,36</text:p>
          </table:table-cell>
          <table:table-cell table:style-name="ce5" table:formula="of:=[.I26]-[.H26]" office:value-type="float" office:value="178.8125" calcext:value-type="float">
            <text:p>R$ 178,81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50x1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5" calcext:value-type="float">
            <text:p>75</text:p>
          </table:table-cell>
          <table:table-cell table:style-name="ce4" table:formula="of:=([.D27]+[.E27])*[.C27]/10000" office:value-type="float" office:value="2.175" calcext:value-type="float">
            <text:p>2,2</text:p>
          </table:table-cell>
          <table:table-cell table:style-name="ce5" office:value-type="float" office:value="85" calcext:value-type="float">
            <text:p>R$ 85,00</text:p>
          </table:table-cell>
          <table:table-cell table:style-name="ce6" table:formula="of:=([.F27]*[.$P$3])+[.$Q$3]+[.G27]" office:value-type="float" office:value="373.375" calcext:value-type="float">
            <text:p>R$373,38</text:p>
          </table:table-cell>
          <table:table-cell table:style-name="ce6" table:formula="of:=[.H27]+[.H27]*[.$Q$9]" office:value-type="float" office:value="560.0625" calcext:value-type="float">
            <text:p>R$560,06</text:p>
          </table:table-cell>
          <table:table-cell table:style-name="ce6" table:formula="of:=([.I27]/(1-[.$P$5]))" office:value-type="float" office:value="589.167367978119" calcext:value-type="float">
            <text:p>R$589,17</text:p>
          </table:table-cell>
          <table:table-cell table:style-name="ce6" table:formula="of:=([.I27]/(1-[.$Q$5]))" office:value-type="float" office:value="606.325105553751" calcext:value-type="float">
            <text:p>R$606,33</text:p>
          </table:table-cell>
          <table:table-cell table:style-name="ce6" table:formula="of:=([.I27]/(1-[.$P$7]))" office:value-type="float" office:value="617.012779552716" calcext:value-type="float">
            <text:p>R$617,01</text:p>
          </table:table-cell>
          <table:table-cell table:style-name="ce6" table:formula="of:=([.I27]/(1-[.$Q$7]))" office:value-type="float" office:value="640.657172271791" calcext:value-type="float">
            <text:p>R$640,66</text:p>
          </table:table-cell>
          <table:table-cell table:style-name="ce5" table:formula="of:=([.I27]/(1-[.$P$9]))" office:value-type="float" office:value="652.905688971788" calcext:value-type="float">
            <text:p>R$ 652,91</text:p>
          </table:table-cell>
          <table:table-cell table:style-name="ce5" table:formula="of:=[.I27]-[.H27]" office:value-type="float" office:value="186.6875" calcext:value-type="float">
            <text:p>R$ 186,69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150x15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0" calcext:value-type="float">
            <text:p>80</text:p>
          </table:table-cell>
          <table:table-cell table:style-name="ce4" table:formula="of:=([.D28]+[.E28])*[.C28]/10000" office:value-type="float" office:value="2.325" calcext:value-type="float">
            <text:p>2,3</text:p>
          </table:table-cell>
          <table:table-cell table:style-name="ce5" office:value-type="float" office:value="85" calcext:value-type="float">
            <text:p>R$ 85,00</text:p>
          </table:table-cell>
          <table:table-cell table:style-name="ce6" table:formula="of:=([.F28]*[.$P$3])+[.$Q$3]+[.G28]" office:value-type="float" office:value="389.125" calcext:value-type="float">
            <text:p>R$389,13</text:p>
          </table:table-cell>
          <table:table-cell table:style-name="ce6" table:formula="of:=[.H28]+[.H28]*[.$Q$9]" office:value-type="float" office:value="583.6875" calcext:value-type="float">
            <text:p>R$583,69</text:p>
          </table:table-cell>
          <table:table-cell table:style-name="ce6" table:formula="of:=([.I28]/(1-[.$P$5]))" office:value-type="float" office:value="614.020092573112" calcext:value-type="float">
            <text:p>R$614,02</text:p>
          </table:table-cell>
          <table:table-cell table:style-name="ce6" table:formula="of:=([.I28]/(1-[.$Q$5]))" office:value-type="float" office:value="631.901591425788" calcext:value-type="float">
            <text:p>R$631,90</text:p>
          </table:table-cell>
          <table:table-cell table:style-name="ce6" table:formula="of:=([.I28]/(1-[.$P$7]))" office:value-type="float" office:value="643.040101355073" calcext:value-type="float">
            <text:p>R$643,04</text:p>
          </table:table-cell>
          <table:table-cell table:style-name="ce6" table:formula="of:=([.I28]/(1-[.$Q$7]))" office:value-type="float" office:value="667.681880576527" calcext:value-type="float">
            <text:p>R$667,68</text:p>
          </table:table-cell>
          <table:table-cell table:style-name="ce5" table:formula="of:=([.I28]/(1-[.$P$9]))" office:value-type="float" office:value="680.447073910002" calcext:value-type="float">
            <text:p>R$ 680,45</text:p>
          </table:table-cell>
          <table:table-cell table:style-name="ce5" table:formula="of:=[.I28]-[.H28]" office:value-type="float" office:value="194.5625" calcext:value-type="float">
            <text:p>R$ 194,56</text:p>
          </table:table-cell>
          <table:table-cell table:number-columns-repeated="1009"/>
        </table:table-row>
        <table:table-row table:style-name="ro5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text>R$</number:text>
      <number:number number:decimal-places="2" number:min-decimal-places="2" number:min-integer-digits="1" number:grouping="true"/>
    </number:number-style>
    <number:number-style style:name="N131">
      <number:text>R$ </number:text>
      <number:number number:decimal-places="2" number:min-decimal-places="2" number:min-integer-digits="1" number:grouping="true"/>
    </number:number-style>
    <number:number-style style:name="N130">
      <number:number number:decimal-places="1" number:min-decimal-places="1"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alculation" style:display-name="Excel Built-in Calculation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Output" style:display-name="Excel Built-in Output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74pt solid #3f3f3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color" style:display-name="PageStyle_Incolo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erdeFumê" style:display-name="PageStyle_VerdeFumê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6T00:00:00</meta:creation-date>
    <dc:language>pt-BR</dc:language>
    <dc:date>2022-05-31T13:37:08</dc:date>
    <meta:editing-cycles>1</meta:editing-cycles>
    <meta:editing-duration>PT1M</meta:editing-duration>
    <meta:generator>LibreOffice/7.3.3.2$Linux_X86_64 LibreOffice_project/4985bca6212b77bf8c7a86bceeb2084ec86f4b6b</meta:generator>
    <meta:document-statistic meta:table-count="2" meta:cell-count="555" meta:object-count="0"/>
    <meta:user-defined meta:name="AppVersion">15.0000</meta:user-defined>
  </office:meta>
</office:document-meta>
</file>